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 style:list-style-name="L3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7">
      <style:text-properties fo:color="#0000c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" style:family="text">
      <style:text-properties fo:color="#0000c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VANILLA SERVER ADMINISTRATION COMMAND LINE</text:p>
      <text:p text:style-name="Standard"/>
      <text:p text:style-name="Standard"/>
      <text:p text:style-name="Standard"/>
      <text:p text:style-name="Standard"/>
      <text:p text:style-name="Standard">Running a command syntax: </text:p>
      <text:p text:style-name="Standard"/>
      <text:list xml:id="list32202088" text:style-name="L1">
        <text:list-item>
          <text:list>
            <text:list-item>
              <text:p text:style-name="P2">type « remoteserver.bat [args] » <text:s/>in a console</text:p>
            </text:list-item>
          </text:list>
        </text:list-item>
      </text:list>
      <text:p text:style-name="Standard"/>
      <text:p text:style-name="Standard">ServerType Available : </text:p>
      <text:list xml:id="list34576450" text:style-name="L7">
        <text:list-item>
          <text:list>
            <text:list-item>
              <text:p text:style-name="P9"><text:span text:style-name="T1">REPORTING</text:span></text:p>
            </text:list-item>
            <text:list-item>
              <text:p text:style-name="P10">GATEWAY</text:p>
            </text:list-item>
            <text:list-item>
              <text:p text:style-name="P10">FREEMETADATA</text:p>
            </text:list-item>
          </text:list>
        </text:list-item>
      </text:list>
      <text:p text:style-name="Standard"/>
      <text:p text:style-name="Standard">Availables Commands: </text:p>
      <text:list xml:id="list32200678" text:style-name="L2">
        <text:list-item>
          <text:p text:style-name="P3"><text:span text:style-name="T4">start</text:span> :</text:p>
          <text:list>
            <text:list-header>
              <text:p text:style-name="P3">syntaxe : <text:s/>remoteserver.bat start <text:s/>[SERVERTYPE] http://ip:port/serverName</text:p>
            </text:list-header>
          </text:list>
        </text:list-item>
      </text:list>
      <text:p text:style-name="Standard"/>
      <text:p text:style-name="Standard"/>
      <text:list xml:id="list34563027" text:continue-numbering="true" text:style-name="L2">
        <text:list-item>
          <text:p text:style-name="P4">stop</text:p>
          <text:list>
            <text:list-header>
              <text:p text:style-name="P3">syntaxe : <text:s/>remoteserver.bat stop <text:s/>[SERVERTYPE] <text:s/>http://ip:port/serverName</text:p>
            </text:list-header>
          </text:list>
        </text:list-item>
      </text:list>
      <text:p text:style-name="Standard"/>
      <text:list xml:id="list32177294" text:style-name="L3">
        <text:list-item>
          <text:p text:style-name="P5">run a task List</text:p>
        </text:list-item>
      </text:list>
      <text:list xml:id="list34581780" text:continue-list="list34563027" text:style-name="L2">
        <text:list-item>
          <text:list>
            <text:list-header>
              <text:p text:style-name="P3">syntaxe : <text:s/>remoteserver.bat run <text:s/>[SERVERTYPE] <text:s/>http://ip:port/serverName taskListFileName groups</text:p>
            </text:list-header>
          </text:list>
        </text:list-item>
      </text:list>
      <text:p text:style-name="Standard"/>
      <text:p text:style-name="Standard">TaskListFileName : a Xml file containing the TaskList definition (if you created a task list from VanillaServerAdministrator, you can find a file by createdList in [VSA]/resources/task-lists)</text:p>
      <text:p text:style-name="Standard"/>
      <text:p text:style-name="Standard">groups : <text:s/>all the groups for which the tasks will be run, the groups names are seperated by a /</text:p>
      <text:p text:style-name="Standard"/>
      <text:p text:style-name="Standard"><text:tab/>sample : </text:p>
      <text:p text:style-name="Standard"/>
      <text:p text:style-name="Standard"><text:s/>remoteserver.bat run <text:s text:c="2"/><text:a xlink:type="simple" xlink:href="http://localhost:8080/FdDeployer">http://localhost:8080/FdDeployer</text:a> <text:a xlink:type="simple" xlink:href="../../../../taskList1.xml">c:\taskList1.xml</text:a> <text:s/>System/Default</text:p>
      <text:p text:style-name="Standard"/>
      <text:p text:style-name="Standard"/>
      <text:list xml:id="list32175844" text:style-name="L4">
        <text:list-item>
          <text:p text:style-name="P6"><text:span text:style-name="T4">list server content </text:span>: Dump all Tasks present on the server and their state</text:p>
        </text:list-item>
      </text:list>
      <text:list xml:id="list34562427" text:continue-list="list34581780" text:style-name="L2">
        <text:list-item>
          <text:list>
            <text:list-header>
              <text:p text:style-name="P3">syntaxe : <text:s/>remoteserver.bat list <text:s/>[SERVERTYPE] <text:s/>http://ip:port/serverName</text:p>
            </text:list-header>
          </text:list>
        </text:list-item>
      </text:list>
      <text:p text:style-name="Standard"/>
      <text:list xml:id="list32186612" text:style-name="L5">
        <text:list-item>
          <text:p text:style-name="P7"><text:span text:style-name="T4">detail</text:span> : give all datas about a specific task</text:p>
        </text:list-item>
      </text:list>
      <text:list xml:id="list34559759" text:continue-list="list34562427" text:style-name="L2">
        <text:list-item>
          <text:list>
            <text:list-header>
              <text:p text:style-name="P3">syntaxe : <text:s/>remoteserver.bat detail <text:s/>[SERVERTYPE] <text:s/>http://ip:port/serverName taskId</text:p>
            </text:list-header>
          </text:list>
        </text:list-item>
      </text:list>
      <text:p text:style-name="Standard"/>
      <text:list xml:id="list32186830" text:style-name="L6">
        <text:list-item>
          <text:p text:style-name="P8"><text:span text:style-name="T4">?</text:span> : dump all available commands</text:p>
          <text:list>
            <text:list-header>
              <text:p text:style-name="P8">syntaxe <text:s/>remoteserver.bat ?</text:p>
            </text:list-header>
          </text:list>
        </text:list-item>
      </text:list>
      <text:p text:style-name="Standard"/>
      <text:list xml:id="list34584267" text:continue-list="list32175844" text:style-name="L4">
        <text:list-header>
          <text:p text:style-name="P6"/>
        </text:list-header>
      </text:list>
      <text:p text:style-name="Standard"/>
      <text:p text:style-name="Standard"><text:span text:style-name="T3">Tips </text:span>: you can change the remoteserver.bat files that will allow you to not sepcify the server Url for each command.</text:p>
      <text:p text:style-name="Standard"><text:soft-page-break/></text:p>
      <text:p text:style-name="Standard">Edit it and replace <text:span text:style-name="T2">set URL=%2 by <text:s/>set URL=http://ip:port/serverNam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2:18:46.42</meta:creation-date>
    <dc:date>2010-04-15T14:45:50.94</dc:date>
    <meta:editing-duration>PT02H40M49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2" meta:paragraph-count="26" meta:word-count="196" meta:character-count="1372"/>
  </office:meta>
</office:document-meta>
</file>